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b7e13"/>
    </style:style>
    <style:style style:name="P2" style:family="paragraph" style:parent-style-name="Standard">
      <style:text-properties officeooo:rsid="000b7e13" officeooo:paragraph-rsid="000b7e13"/>
    </style:style>
    <style:style style:name="P3" style:family="paragraph" style:parent-style-name="Standard">
      <style:text-properties officeooo:rsid="000b7e13" officeooo:paragraph-rsid="000fff1b"/>
    </style:style>
    <style:style style:name="P4" style:family="paragraph" style:parent-style-name="Standard">
      <style:text-properties officeooo:rsid="000b7e13" officeooo:paragraph-rsid="0011b501"/>
    </style:style>
    <style:style style:name="P5" style:family="paragraph" style:parent-style-name="Standard">
      <style:text-properties officeooo:rsid="000d47ff" officeooo:paragraph-rsid="000d47ff"/>
    </style:style>
    <style:style style:name="P6" style:family="paragraph" style:parent-style-name="Standard">
      <style:text-properties officeooo:rsid="0009d4ac" officeooo:paragraph-rsid="0009d4ac"/>
    </style:style>
    <style:style style:name="P7" style:family="paragraph" style:parent-style-name="Standard">
      <style:text-properties officeooo:rsid="0009d4ac" officeooo:paragraph-rsid="001c5ffd"/>
    </style:style>
    <style:style style:name="P8" style:family="paragraph" style:parent-style-name="Standard">
      <style:text-properties officeooo:rsid="000e295e" officeooo:paragraph-rsid="000b7e13"/>
    </style:style>
    <style:style style:name="P9" style:family="paragraph" style:parent-style-name="Standard">
      <style:text-properties officeooo:rsid="000e295e" officeooo:paragraph-rsid="001c5ffd"/>
    </style:style>
    <style:style style:name="P10" style:family="paragraph" style:parent-style-name="Standard">
      <style:text-properties officeooo:rsid="000f8bf5" officeooo:paragraph-rsid="000f8bf5"/>
    </style:style>
    <style:style style:name="P11" style:family="paragraph" style:parent-style-name="Standard">
      <style:text-properties officeooo:rsid="000f8bf5" officeooo:paragraph-rsid="001bda6a"/>
    </style:style>
    <style:style style:name="P12" style:family="paragraph" style:parent-style-name="Standard">
      <style:text-properties fo:font-size="14pt" officeooo:rsid="0009d4ac" officeooo:paragraph-rsid="0009d4ac" style:font-size-asian="14pt" style:font-size-complex="14pt"/>
    </style:style>
    <style:style style:name="P13" style:family="paragraph" style:parent-style-name="Standard">
      <style:text-properties fo:font-size="14pt" officeooo:rsid="0009d4ac" officeooo:paragraph-rsid="001c5ffd" style:font-size-asian="14pt" style:font-size-complex="14pt"/>
    </style:style>
    <style:style style:name="P14" style:family="paragraph" style:parent-style-name="Standard">
      <style:text-properties fo:font-size="14pt" officeooo:paragraph-rsid="000f8bf5" style:font-size-asian="14pt" style:font-size-complex="14pt"/>
    </style:style>
    <style:style style:name="P15" style:family="paragraph" style:parent-style-name="Standard">
      <style:text-properties fo:font-size="14pt" officeooo:rsid="000f8bf5" officeooo:paragraph-rsid="000f8bf5" style:font-size-asian="14pt" style:font-size-complex="14pt"/>
    </style:style>
    <style:style style:name="P16" style:family="paragraph" style:parent-style-name="Standard">
      <style:text-properties fo:font-size="14pt" officeooo:rsid="000f8bf5" officeooo:paragraph-rsid="001bda6a" style:font-size-asian="14pt" style:font-size-complex="14pt"/>
    </style:style>
    <style:style style:name="P17" style:family="paragraph" style:parent-style-name="Standard">
      <style:text-properties fo:font-size="14pt" officeooo:rsid="000f8bf5" officeooo:paragraph-rsid="001c5ffd" style:font-size-asian="14pt" style:font-size-complex="14pt"/>
    </style:style>
    <style:style style:name="P18" style:family="paragraph" style:parent-style-name="Standard">
      <style:text-properties fo:font-size="14pt" officeooo:rsid="000b7e13" officeooo:paragraph-rsid="000fff1b" style:font-size-asian="14pt" style:font-size-complex="14pt"/>
    </style:style>
    <style:style style:name="P19" style:family="paragraph" style:parent-style-name="Standard">
      <style:text-properties fo:font-size="14pt" officeooo:rsid="000b7e13" officeooo:paragraph-rsid="0011b501" style:font-size-asian="14pt" style:font-size-complex="14pt"/>
    </style:style>
    <style:style style:name="P20" style:family="paragraph" style:parent-style-name="Standard">
      <style:text-properties fo:font-size="14pt" officeooo:rsid="000b7e13" officeooo:paragraph-rsid="00137aee" style:font-size-asian="14pt" style:font-size-complex="14pt"/>
    </style:style>
    <style:style style:name="P21" style:family="paragraph" style:parent-style-name="Standard">
      <style:text-properties fo:font-size="14pt" officeooo:paragraph-rsid="000d47ff" style:font-size-asian="14pt" style:font-size-complex="14pt"/>
    </style:style>
    <style:style style:name="P22" style:family="paragraph" style:parent-style-name="Standard">
      <style:text-properties fo:font-size="14pt" officeooo:rsid="000d47ff" officeooo:paragraph-rsid="000d47ff" style:font-size-asian="14pt" style:font-size-complex="14pt"/>
    </style:style>
    <style:style style:name="P23" style:family="paragraph" style:parent-style-name="Standard">
      <style:text-properties fo:font-size="14pt" officeooo:paragraph-rsid="000db54b" style:font-size-asian="14pt" style:font-size-complex="14pt"/>
    </style:style>
    <style:style style:name="P24" style:family="paragraph" style:parent-style-name="Standard">
      <style:text-properties fo:font-size="14pt" officeooo:paragraph-rsid="000b7e13" style:font-size-asian="14pt" style:font-size-complex="14pt"/>
    </style:style>
    <style:style style:name="P25" style:family="paragraph" style:parent-style-name="Standard">
      <style:text-properties fo:font-size="14pt" officeooo:rsid="000e295e" officeooo:paragraph-rsid="0009d4ac" style:font-size-asian="14pt" style:font-size-complex="14pt"/>
    </style:style>
    <style:style style:name="P26" style:family="paragraph" style:parent-style-name="Standard">
      <style:text-properties fo:font-size="14pt" officeooo:rsid="000e295e" officeooo:paragraph-rsid="001c5ffd" style:font-size-asian="14pt" style:font-size-complex="14pt"/>
    </style:style>
    <style:style style:name="P27" style:family="paragraph" style:parent-style-name="Standard">
      <style:text-properties fo:font-size="14pt" officeooo:paragraph-rsid="001c5ffd" style:font-size-asian="14pt" style:font-size-complex="14pt"/>
    </style:style>
    <style:style style:name="P28" style:family="paragraph" style:parent-style-name="Standard">
      <style:text-properties fo:font-size="14pt" fo:font-weight="bold" officeooo:rsid="000f8bf5" officeooo:paragraph-rsid="0011b501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0b7e13" officeooo:paragraph-rsid="0011b501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normal" officeooo:rsid="000f8bf5" officeooo:paragraph-rsid="001bda6a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6pt" fo:font-weight="bold" officeooo:rsid="000f8bf5" officeooo:paragraph-rsid="000fff1b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8pt" fo:font-weight="bold" officeooo:rsid="000f8bf5" officeooo:paragraph-rsid="0011b501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font-weight="bold" officeooo:rsid="000f8bf5" officeooo:paragraph-rsid="000fff1b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weight="bold" officeooo:rsid="000f8bf5" officeooo:paragraph-rsid="001ac823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paragraph-rsid="000682d0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8pt" fo:font-weight="bold" officeooo:paragraph-rsid="0007e6ea" style:font-size-asian="18pt" style:font-weight-asian="bold" style:font-size-complex="18pt" style:font-weight-complex="bold"/>
    </style:style>
    <style:style style:name="P37" style:family="paragraph" style:parent-style-name="Standard">
      <style:text-properties fo:font-size="18pt" fo:font-weight="bold" officeooo:paragraph-rsid="0009d4ac" style:font-size-asian="18pt" style:font-weight-asian="bold" style:font-size-complex="18pt" style:font-weight-complex="bold"/>
    </style:style>
    <style:style style:name="P38" style:family="paragraph" style:parent-style-name="Standard">
      <style:text-properties fo:font-size="18pt" fo:font-weight="bold" officeooo:rsid="0009d4ac" officeooo:paragraph-rsid="0009d4ac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8pt" fo:font-weight="bold" officeooo:rsid="0009d4ac" officeooo:paragraph-rsid="001c5ffd" style:font-size-asian="18pt" style:font-weight-asian="bold" style:font-size-complex="18pt" style:font-weight-complex="bold"/>
    </style:style>
    <style:style style:name="P40" style:family="paragraph" style:parent-style-name="Standard">
      <style:text-properties fo:font-size="18pt" fo:font-weight="bold" officeooo:paragraph-rsid="000f8bf5" style:font-size-asian="18pt" style:font-weight-asian="bold" style:font-size-complex="18pt" style:font-weight-complex="bold"/>
    </style:style>
    <style:style style:name="P41" style:family="paragraph" style:parent-style-name="Standard">
      <style:text-properties fo:font-size="18pt" fo:font-weight="bold" officeooo:paragraph-rsid="001bda6a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8pt" fo:font-weight="bold" officeooo:paragraph-rsid="001c5ffd" style:font-size-asian="18pt" style:font-weight-asian="bold" style:font-size-complex="18pt" style:font-weight-complex="bold"/>
    </style:style>
    <style:style style:name="P43" style:family="paragraph" style:parent-style-name="Standard">
      <style:text-properties fo:font-size="18pt" officeooo:paragraph-rsid="0009d4ac" style:font-size-asian="18pt" style:font-size-complex="18pt"/>
    </style:style>
    <style:style style:name="P44" style:family="paragraph" style:parent-style-name="Standard">
      <style:text-properties fo:font-size="18pt" officeooo:paragraph-rsid="001c5ffd" style:font-size-asian="18pt" style:font-size-complex="18pt"/>
    </style:style>
    <style:style style:name="P45" style:family="paragraph" style:parent-style-name="Standard">
      <style:text-properties fo:font-size="18pt" fo:font-style="normal" fo:font-weight="bold" officeooo:rsid="000b7e13" officeooo:paragraph-rsid="000fff1b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text-properties fo:font-size="20pt" fo:font-weight="bold" officeooo:rsid="0011b501" officeooo:paragraph-rsid="0011b501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0pt" fo:font-weight="bold" officeooo:rsid="0011b501" officeooo:paragraph-rsid="001e6655" style:font-size-asian="20pt" style:font-weight-asian="bold" style:font-size-complex="20pt" style:font-weight-complex="bold"/>
    </style:style>
    <style:style style:name="P48" style:family="paragraph" style:parent-style-name="Standard">
      <style:text-properties fo:font-size="20pt" fo:font-weight="bold" officeooo:rsid="001ac823" officeooo:paragraph-rsid="001ac823" style:font-size-asian="20pt" style:font-weight-asian="bold" style:font-size-complex="20pt" style:font-weight-complex="bold"/>
    </style:style>
    <style:style style:name="P49" style:family="paragraph" style:parent-style-name="Standard">
      <style:text-properties fo:font-size="14pt" officeooo:rsid="000682d0" officeooo:paragraph-rsid="000682d0" style:font-size-asian="14pt" style:font-size-complex="14pt"/>
    </style:style>
    <style:style style:name="P50" style:family="paragraph" style:parent-style-name="Standard">
      <style:text-properties fo:font-size="14pt" officeooo:rsid="000d47ff" officeooo:paragraph-rsid="001bda6a" style:font-size-asian="14pt" style:font-size-complex="14pt"/>
    </style:style>
    <style:style style:name="P51" style:family="paragraph" style:parent-style-name="Standard">
      <style:text-properties fo:font-size="14pt" officeooo:rsid="000d47ff" officeooo:paragraph-rsid="001c5ffd" style:font-size-asian="14pt" style:font-size-complex="14pt"/>
    </style:style>
    <style:style style:name="P52" style:family="paragraph" style:parent-style-name="Standard">
      <style:text-properties fo:font-size="14pt" officeooo:rsid="000e295e" officeooo:paragraph-rsid="001c5ffd" style:font-size-asian="14pt" style:font-size-complex="14pt"/>
    </style:style>
    <style:style style:name="P53" style:family="paragraph" style:parent-style-name="Standard">
      <style:text-properties fo:font-size="14pt" officeooo:rsid="000fff1b" officeooo:paragraph-rsid="000fff1b" style:font-size-asian="14pt" style:font-size-complex="14pt"/>
    </style:style>
    <style:style style:name="P54" style:family="paragraph" style:parent-style-name="Standard">
      <style:text-properties fo:font-size="14pt" officeooo:rsid="0011b501" officeooo:paragraph-rsid="0011b501" style:font-size-asian="14pt" style:font-size-complex="14pt"/>
    </style:style>
    <style:style style:name="P55" style:family="paragraph" style:parent-style-name="Standard">
      <style:text-properties fo:font-size="14pt" officeooo:rsid="00137aee" officeooo:paragraph-rsid="000fff1b" style:font-size-asian="14pt" style:font-size-complex="14pt"/>
    </style:style>
    <style:style style:name="P56" style:family="paragraph" style:parent-style-name="Standard">
      <style:text-properties fo:font-size="14pt" officeooo:rsid="00137aee" officeooo:paragraph-rsid="00137aee" style:font-size-asian="14pt" style:font-size-complex="14pt"/>
    </style:style>
    <style:style style:name="P57" style:family="paragraph" style:parent-style-name="Standard">
      <style:text-properties fo:font-size="14pt" officeooo:rsid="000b7e13" officeooo:paragraph-rsid="001e6655" style:font-size-asian="14pt" style:font-size-complex="14pt"/>
    </style:style>
    <style:style style:name="P58" style:family="paragraph" style:parent-style-name="Standard">
      <style:text-properties fo:font-size="14pt" fo:font-weight="normal" officeooo:rsid="001ac823" officeooo:paragraph-rsid="001ac823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font-weight="normal" officeooo:rsid="0011b501" officeooo:paragraph-rsid="0011b501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font-weight="normal" officeooo:rsid="0014ffa6" officeooo:paragraph-rsid="0011b501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font-weight="bold" officeooo:rsid="000fff1b" officeooo:paragraph-rsid="0011b501" style:font-size-asian="14pt" style:font-weight-asian="bold" style:font-size-complex="14pt" style:font-weight-complex="bold"/>
    </style:style>
    <style:style style:name="P62" style:family="paragraph" style:parent-style-name="Standard">
      <style:text-properties officeooo:rsid="0011b501" officeooo:paragraph-rsid="0011b501"/>
    </style:style>
    <style:style style:name="P63" style:family="paragraph" style:parent-style-name="Standard">
      <style:text-properties fo:font-size="18pt" fo:font-weight="bold" officeooo:rsid="000fff1b" officeooo:paragraph-rsid="000fff1b" style:font-size-asian="18pt" style:font-weight-asian="bold" style:font-size-complex="18pt" style:font-weight-complex="bold"/>
    </style:style>
    <style:style style:name="P64" style:family="paragraph" style:parent-style-name="Standard">
      <style:text-properties fo:font-size="18pt" fo:font-weight="bold" officeooo:rsid="000fff1b" officeooo:paragraph-rsid="0011b501" style:font-size-asian="18pt" style:font-weight-asian="bold" style:font-size-complex="18pt" style:font-weight-complex="bold"/>
    </style:style>
    <style:style style:name="P65" style:family="paragraph" style:parent-style-name="Standard">
      <style:text-properties fo:font-size="18pt" officeooo:rsid="000fff1b" officeooo:paragraph-rsid="000fff1b" style:font-size-asian="18pt" style:font-size-complex="18pt"/>
    </style:style>
    <style:style style:name="P66" style:family="paragraph" style:parent-style-name="Standard">
      <style:text-properties fo:font-size="12pt" officeooo:rsid="00137aee" officeooo:paragraph-rsid="0011b501" style:font-size-asian="10.5pt" style:font-size-complex="12pt"/>
    </style:style>
    <style:style style:name="P67" style:family="paragraph" style:parent-style-name="Standard">
      <style:text-properties fo:font-size="12pt" fo:font-weight="normal" officeooo:rsid="0014ffa6" officeooo:paragraph-rsid="0011b501" style:font-size-asian="10.5pt" style:font-weight-asian="normal" style:font-size-complex="12pt" style:font-weight-complex="normal"/>
    </style:style>
    <style:style style:name="P68" style:family="paragraph" style:parent-style-name="Standard">
      <style:text-properties officeooo:rsid="000fff1b" officeooo:paragraph-rsid="000fff1b"/>
    </style:style>
    <style:style style:name="P69" style:family="paragraph" style:parent-style-name="Standard">
      <style:text-properties fo:font-size="16pt" fo:font-weight="bold" officeooo:rsid="000fff1b" officeooo:paragraph-rsid="000fff1b" style:font-size-asian="16pt" style:font-weight-asian="bold" style:font-size-complex="16pt" style:font-weight-complex="bold"/>
    </style:style>
    <style:style style:name="P70" style:family="paragraph" style:parent-style-name="Standard">
      <style:text-properties style:use-window-font-color="true" style:font-name="Times-Roman" fo:font-size="16pt" fo:font-weight="bold" officeooo:rsid="000fff1b" officeooo:paragraph-rsid="000fff1b" style:font-name-asian="Times-Roman" style:font-size-asian="16pt" style:font-weight-asian="bold" style:font-name-complex="Times-Roman" style:font-size-complex="16pt" style:font-weight-complex="bold"/>
    </style:style>
    <style:style style:name="T1" style:family="text">
      <style:text-properties officeooo:rsid="000682d0"/>
    </style:style>
    <style:style style:name="T2" style:family="text">
      <style:text-properties officeooo:rsid="0007e6ea"/>
    </style:style>
    <style:style style:name="T3" style:family="text">
      <style:text-properties officeooo:rsid="0009d4ac"/>
    </style:style>
    <style:style style:name="T4" style:family="text">
      <style:text-properties officeooo:rsid="000b7e13"/>
    </style:style>
    <style:style style:name="T5" style:family="text">
      <style:text-properties officeooo:rsid="000d47ff"/>
    </style:style>
    <style:style style:name="T6" style:family="text">
      <style:text-properties officeooo:rsid="000db54b"/>
    </style:style>
    <style:style style:name="T7" style:family="text">
      <style:text-properties officeooo:rsid="000e295e"/>
    </style:style>
    <style:style style:name="T8" style:family="text">
      <style:text-properties officeooo:rsid="000f8bf5"/>
    </style:style>
    <style:style style:name="T9" style:family="text">
      <style:text-properties officeooo:rsid="000fff1b"/>
    </style:style>
    <style:style style:name="T10" style:family="text">
      <style:text-properties fo:font-size="12pt" officeooo:rsid="0011b501" style:font-size-asian="10.5pt" style:font-size-complex="12pt"/>
    </style:style>
    <style:style style:name="T11" style:family="text">
      <style:text-properties officeooo:rsid="0011b501"/>
    </style:style>
    <style:style style:name="T12" style:family="text">
      <style:text-properties fo:font-size="14pt" officeooo:rsid="000b7e13" style:font-size-asian="14pt" style:font-size-complex="14pt"/>
    </style:style>
    <style:style style:name="T13" style:family="text">
      <style:text-properties fo:font-size="14pt" officeooo:rsid="000db54b" style:font-size-asian="14pt" style:font-size-complex="14pt"/>
    </style:style>
    <style:style style:name="T14" style:family="text">
      <style:text-properties fo:font-size="14pt" officeooo:rsid="000d47ff" style:font-size-asian="14pt" style:font-size-complex="14pt"/>
    </style:style>
    <style:style style:name="T15" style:family="text">
      <style:text-properties fo:font-size="14pt" officeooo:rsid="000fff1b" style:font-size-asian="14pt" style:font-size-complex="14pt"/>
    </style:style>
    <style:style style:name="T16" style:family="text">
      <style:text-properties fo:font-size="14pt" officeooo:rsid="0011b501" style:font-size-asian="14pt" style:font-size-complex="14pt"/>
    </style:style>
    <style:style style:name="T17" style:family="text">
      <style:text-properties fo:font-size="14pt" officeooo:rsid="001ac823" style:font-size-asian="14pt" style:font-size-complex="14pt"/>
    </style:style>
    <style:style style:name="T18" style:family="text">
      <style:text-properties fo:font-size="14pt" fo:font-weight="normal" officeooo:rsid="0014ffa6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1ac823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0b7e13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0db54b" style:font-size-asian="14pt" style:font-weight-asian="normal" style:font-size-complex="14pt" style:font-weight-complex="normal"/>
    </style:style>
    <style:style style:name="T22" style:family="text">
      <style:text-properties fo:font-size="14pt" fo:font-weight="bold" officeooo:rsid="001ac823" style:font-size-asian="14pt" style:font-weight-asian="bold" style:font-size-complex="14pt" style:font-weight-complex="bold"/>
    </style:style>
    <style:style style:name="T23" style:family="text">
      <style:text-properties officeooo:rsid="00137aee"/>
    </style:style>
    <style:style style:name="T24" style:family="text">
      <style:text-properties fo:font-weight="bold" officeooo:rsid="0009d4ac" style:font-weight-asian="bold" style:font-weight-complex="bold"/>
    </style:style>
    <style:style style:name="T25" style:family="text">
      <style:text-properties fo:font-weight="bold" officeooo:rsid="000f8bf5" style:font-weight-asian="bold" style:font-weight-complex="bold"/>
    </style:style>
    <style:style style:name="T26" style:family="text">
      <style:text-properties fo:font-weight="bold" officeooo:rsid="000d47ff" style:font-weight-asian="bold" style:font-weight-complex="bold"/>
    </style:style>
    <style:style style:name="T27" style:family="text">
      <style:text-properties fo:font-weight="bold" officeooo:rsid="0011b501" style:font-weight-asian="bold" style:font-weight-complex="bold"/>
    </style:style>
    <style:style style:name="T28" style:family="text">
      <style:text-properties fo:font-weight="bold" officeooo:rsid="00137aee" style:font-weight-asian="bold" style:font-weight-complex="bold"/>
    </style:style>
    <style:style style:name="T29" style:family="text">
      <style:text-properties fo:font-weight="bold" officeooo:rsid="001bda6a" style:font-weight-asian="bold" style:font-weight-complex="bold"/>
    </style:style>
    <style:style style:name="T30" style:family="text">
      <style:text-properties fo:font-weight="bold" officeooo:rsid="001c5ffd" style:font-weight-asian="bold" style:font-weight-complex="bold"/>
    </style:style>
    <style:style style:name="T31" style:family="text">
      <style:text-properties officeooo:rsid="0014ffa6"/>
    </style:style>
    <style:style style:name="T32" style:family="text">
      <style:text-properties fo:font-weight="normal" officeooo:rsid="0014ffa6" style:font-weight-asian="normal" style:font-weight-complex="normal"/>
    </style:style>
    <style:style style:name="T33" style:family="text">
      <style:text-properties fo:font-weight="normal" officeooo:rsid="00152d38" style:font-weight-asian="normal" style:font-weight-complex="normal"/>
    </style:style>
    <style:style style:name="T34" style:family="text">
      <style:text-properties fo:font-weight="normal" officeooo:rsid="0016f0f9" style:font-weight-asian="normal" style:font-weight-complex="normal"/>
    </style:style>
    <style:style style:name="T35" style:family="text">
      <style:text-properties officeooo:rsid="0016f0f9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officeooo:rsid="001bda6a"/>
    </style:style>
    <style:style style:name="T38" style:family="text">
      <style:text-properties officeooo:rsid="001e66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38">USE CASE</text:span></text:p>
      <text:p text:style-name="P46"/>
      <text:p text:style-name="P46">Brief and Informal UC</text:p>
      <text:p text:style-name="P49"/>
      <text:p text:style-name="P35"><text:span text:style-name="T1">UC1 : </text:span><text:span text:style-name="T3">Vote project</text:span></text:p>
      <text:p text:style-name="P1"><text:span text:style-name="T4"><text:s/></text:span><text:span text:style-name="T13">V</text:span><text:span text:style-name="T12">oter login the program exceed vote. When it's time to vote </text:span><text:span text:style-name="T17">voter click</text:span><text:span text:style-name="T12"> the vote </text:span><text:span text:style-name="T14">button</text:span><text:span text:style-name="T12"> and choose the project to vote then select ok. After that voter can change the project until the time's up </text:span><text:span text:style-name="T13">the score will send to the server</text:span><text:span text:style-name="T12">.</text:span><text:span text:style-name="T4"> </text:span></text:p>
      <text:p text:style-name="P2"/>
      <text:p text:style-name="P36"><text:span text:style-name="T2">UC2 : </text:span><text:span text:style-name="T3">Add/Edit project</text:span></text:p>
      <text:p text:style-name="P21"><text:span text:style-name="T6">Election committee</text:span><text:span text:style-name="T5"> login the program exceed vote. Election committee add the project to the server before the time to vote and they can edit it.</text:span><text:span text:style-name="T6"> When it's time to vote the data of project </text:span><text:span text:style-name="T7">must</text:span><text:span text:style-name="T6"> </text:span><text:span text:style-name="T7">be </text:span><text:span text:style-name="T6">send to the server.</text:span></text:p>
      <text:p text:style-name="P5"/>
      <text:p text:style-name="P37"><text:span text:style-name="T3">UC3 : Enable/Dis</text:span><text:span text:style-name="T6">a</text:span><text:span text:style-name="T3">ble Vote</text:span></text:p>
      <text:p text:style-name="P21"><text:span text:style-name="T5">When it's time to vote admin sign in to the server and enable the vote button and when the time's up admin dis</text:span><text:span text:style-name="T6">a</text:span><text:span text:style-name="T5">ble vote button. </text:span></text:p>
      <text:p text:style-name="P22"/>
      <text:p text:style-name="P38">UC4 : Set the Criteria</text:p>
      <text:p text:style-name="P23"><text:span text:style-name="T6">Election committee login the program exceed vote </text:span><text:span text:style-name="T7">and set the criteria of the vote. When it's time to vote the data must be send to the <text:s/>server.</text:span></text:p>
      <text:p text:style-name="P6"/>
      <text:p text:style-name="P12"><text:span text:style-name="T36">UC5 : Set the period to Vote</text:span> </text:p>
      <text:p text:style-name="P24"><text:span text:style-name="T4">Election Committee login the program exceed vote </text:span><text:span text:style-name="T7">and set the period to vote. The data will send to the server to set the period vote.</text:span></text:p>
      <text:p text:style-name="P8"/>
      <text:p text:style-name="P40"><text:span text:style-name="T3">UC6 : </text:span><text:span text:style-name="T7">Authenticate user</text:span></text:p>
      <text:p text:style-name="P14"><text:span text:style-name="T8">T</text:span><text:span text:style-name="T7">he user login to the program exceed </text:span><text:span text:style-name="T8">vote the system check the user.</text:span></text:p>
      <text:p text:style-name="P25"/>
      <text:p text:style-name="P38">UC7 : Enable result</text:p>
      <text:p text:style-name="P15">The system receive score from the voter then the system then the system calculate the score and show the admin.</text:p>
      <text:p text:style-name="P12"/>
      <text:p text:style-name="P37"><text:span text:style-name="T3">UC</text:span><text:span text:style-name="T31">8</text:span><text:span text:style-name="T3"> : </text:span><text:span text:style-name="T4">Calculate score</text:span></text:p>
      <text:p text:style-name="P15">The system will calculate the score when the time's up.</text:p>
      <text:p text:style-name="P6"/>
      <text:p text:style-name="P43"><text:span text:style-name="T24">UC</text:span><text:span text:style-name="T25">9</text:span><text:span text:style-name="T24">: </text:span><text:span text:style-name="T26">Register the program</text:span><text:span text:style-name="T5"> </text:span></text:p>
      <text:p text:style-name="P15">The user go to the website and sign up the system that show you are Voter,Election Committee,Or Others when you sign in.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48">Informal UC</text:p>
      <text:p text:style-name="P46"/>
      <text:p text:style-name="P34"><text:span text:style-name="T1">UC1 : </text:span><text:span text:style-name="T3">Vote project</text:span></text:p>
      <text:p text:style-name="P11"><text:span text:style-name="T22">(UC1:Main) : </text:span><text:span text:style-name="T19">Voter login to the exceed vote program. When it's time to vote voter click the vote button. Voter select the group project and click ok. </text:span><text:span text:style-name="T20">After that voter can change the project until the time's up </text:span><text:span text:style-name="T21">the score will send to the server</text:span><text:span text:style-name="T20">. </text:span></text:p>
      <text:p text:style-name="P58"/>
      <text:p text:style-name="P41"><text:span text:style-name="T2">UC2 : </text:span><text:span text:style-name="T3">Add/Edit project</text:span></text:p>
      <text:p text:style-name="P30"><text:span text:style-name="T29">(UC2:Main) :</text:span><text:span text:style-name="T37"> </text:span><text:span text:style-name="T6">Election committee</text:span><text:span text:style-name="T5"> login the program exceed vote. Election committee add the project to the server before the time to vote and they can edit it.</text:span><text:span text:style-name="T6"> When it's time to vote the data of project </text:span><text:span text:style-name="T7">must</text:span><text:span text:style-name="T6"> </text:span><text:span text:style-name="T7">be </text:span><text:span text:style-name="T6">send to the server.</text:span></text:p>
      <text:p text:style-name="P59">Fully – dressed UC</text:p>
      <text:p text:style-name="P62"/>
      <text:p text:style-name="P41"><text:span text:style-name="T3">UC3 : Enable/Dis</text:span><text:span text:style-name="T6">a</text:span><text:span text:style-name="T3">ble Vote</text:span></text:p>
      <text:p text:style-name="P16"><text:span text:style-name="T29">(UC3:Main) :</text:span><text:span text:style-name="T37"> </text:span><text:span text:style-name="T5">When it's time to vote admin sign in to the server and enable the vote button and when the time's up admin dis</text:span><text:span text:style-name="T6">a</text:span><text:span text:style-name="T5">ble vote button. </text:span></text:p>
      <text:p text:style-name="P50"/>
      <text:p text:style-name="P39">UC4 : Set the Criteria</text:p>
      <text:p text:style-name="P27"><text:span text:style-name="T30">(UC4:Main) : </text:span><text:span text:style-name="T6">Election committee login the program exceed vote </text:span><text:span text:style-name="T7">and set the criteria of the vote. When it's time to vote the data must be send to the <text:s/>server.</text:span></text:p>
      <text:p text:style-name="P26"/>
      <text:p text:style-name="P13"><text:span text:style-name="T36">UC5 : Set the period to Vote</text:span> </text:p>
      <text:p text:style-name="P27"><text:span text:style-name="T30">(UC5:Main) : </text:span><text:span text:style-name="T4">Election Committee login the program exceed vote </text:span><text:span text:style-name="T7">and set the period to vote. The data will send to the server to set the period vote.</text:span></text:p>
      <text:p text:style-name="P9"/>
      <text:p text:style-name="P42"><text:span text:style-name="T3">UC6 : </text:span><text:span text:style-name="T7">Authenticate user</text:span></text:p>
      <text:p text:style-name="P27"><text:span text:style-name="T30">(UC6:Main) : </text:span><text:span text:style-name="T8">T</text:span><text:span text:style-name="T7">he user login to the program exceed </text:span><text:span text:style-name="T8">vote the system check the user.</text:span></text:p>
      <text:p text:style-name="P26"/>
      <text:p text:style-name="P39">UC7 : Enable result</text:p>
      <text:p text:style-name="P17"><text:span text:style-name="T30">(UC7:Main) : </text:span>The system receive score from the voter then the system then the system calculate the score and show the admin.</text:p>
      <text:p text:style-name="P13"/>
      <text:p text:style-name="P42"><text:span text:style-name="T3">UC</text:span><text:span text:style-name="T31">8</text:span><text:span text:style-name="T3"> : </text:span><text:span text:style-name="T4">Calculate score</text:span></text:p>
      <text:p text:style-name="P17"><text:span text:style-name="T30">(UC8:Main) : </text:span>The system will calculate the score when the time's up.</text:p>
      <text:p text:style-name="P7"/>
      <text:p text:style-name="P44"><text:span text:style-name="T24">UC</text:span><text:span text:style-name="T25">9</text:span><text:span text:style-name="T24">: </text:span><text:span text:style-name="T26">Register the program</text:span><text:span text:style-name="T5"> </text:span></text:p>
      <text:p text:style-name="P17"><text:span text:style-name="T30">(UC9:Main) : </text:span><text:span text:style-name="T7">The user go to the website and sign up the system that show you are Voter,Election Committee,Or Others when you sign in.</text:span></text:p>
      <text:p text:style-name="P51"/>
      <text:p text:style-name="P50"><text:soft-page-break/></text:p>
      <text:p text:style-name="P63"/>
      <text:p text:style-name="P63"/>
      <text:p text:style-name="P63">UC1: Vote Project </text:p>
      <text:p text:style-name="P53"><text:tab/>Voter vote the score by use exceed vote program.</text:p>
      <text:p text:style-name="P63">Scope</text:p>
      <text:p text:style-name="P3"><text:span text:style-name="T9"><text:tab/></text:span><text:span text:style-name="T15">Exceed vote <text:s/>program</text:span></text:p>
      <text:p text:style-name="P63">Level</text:p>
      <text:p text:style-name="P3"><text:span text:style-name="T9"><text:tab/></text:span><text:span text:style-name="T15">User goal</text:span></text:p>
      <text:p text:style-name="P63">Primary Actor</text:p>
      <text:p text:style-name="P3"><text:span text:style-name="T9"><text:tab/></text:span><text:span text:style-name="T15">Voter</text:span></text:p>
      <text:p text:style-name="P63">Stakeholders and their interests</text:p>
      <text:p text:style-name="P18"><text:span text:style-name="T9"><text:tab/></text:span><text:span text:style-name="T27">Voter </text:span><text:span text:style-name="T11">wants fast,easy program to vote </text:span></text:p>
      <text:p text:style-name="P18"><text:span text:style-name="T11"><text:tab/></text:span><text:span text:style-name="T27">Election Committee</text:span><text:span text:style-name="T11"> wants correct about vote none of the other person can be <text:tab/>vote</text:span></text:p>
      <text:p text:style-name="P18"><text:span text:style-name="T11"><text:tab/></text:span><text:span text:style-name="T27">Admin</text:span><text:span text:style-name="T11"> wants reliable system,system can capture score of voter</text:span></text:p>
      <text:p text:style-name="P63">Preconditions</text:p>
      <text:p text:style-name="P18"><text:span text:style-name="T9"><text:tab/></text:span><text:span text:style-name="T11">The Exceed vote program need account to login. Only student or teacher can <text:tab/>vote.</text:span></text:p>
      <text:p text:style-name="P63">Main Success Scenario</text:p>
      <text:p text:style-name="P53"><text:tab/></text:p>
      <text:p text:style-name="P18"><text:span text:style-name="T10"><text:tab/></text:span><text:span text:style-name="T11">1. Voter login to exceed vote program.</text:span></text:p>
      <text:p text:style-name="P54"><text:tab/>2 <text:s/>When it's time to vote system show display vote button.</text:p>
      <text:p text:style-name="P57"><text:span text:style-name="T11"><text:tab/>3. Voter </text:span><text:span text:style-name="T23">select project.</text:span></text:p>
      <text:p text:style-name="P57"><text:span text:style-name="T38"><text:tab/>4. Voter </text:span><text:span text:style-name="T11">click vote button.</text:span></text:p>
      <text:p text:style-name="P19"><text:span text:style-name="T11"><text:tab/></text:span><text:span text:style-name="T38">5</text:span><text:span text:style-name="T11">. Voter can change project before the time</text:span><text:span text:style-name="T23">'</text:span><text:span text:style-name="T11">s up.</text:span></text:p>
      <text:p text:style-name="P19"><text:span text:style-name="T11"><text:tab/></text:span><text:span text:style-name="T38">6</text:span><text:span text:style-name="T23">. System receive the score.</text:span></text:p>
      <text:p text:style-name="P66"/>
      <text:p text:style-name="P63">Alternative Flows</text:p>
      <text:p text:style-name="P18"><text:span text:style-name="T9"><text:tab/></text:span><text:span text:style-name="T23">2a1. If it's not time to vote the system only status of your account.</text:span></text:p>
      <text:p text:style-name="P55"><text:tab/><text:span text:style-name="T38">5</text:span>a1. Can change project many times that you want before time's up.</text:p>
      <text:p text:style-name="P55"><text:tab/><text:span text:style-name="T38">5a2. System sent the changing to the server.</text:span></text:p>
      <text:p text:style-name="P63">Open Issues</text:p>
      <text:p text:style-name="P53"/>
      <text:p text:style-name="P63">Business Rules</text:p>
      <text:p text:style-name="P68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33"><text:span text:style-name="T9">UC</text:span><text:span text:style-name="T31">8</text:span><text:span text:style-name="T9">: Calculate Score</text:span></text:p>
      <text:p text:style-name="P31"><text:span text:style-name="T9"><text:tab/></text:span><text:span text:style-name="T18">System receive score from voter and calculate it.</text:span></text:p>
      <text:p text:style-name="P63">Scope</text:p>
      <text:p text:style-name="P3"><text:span text:style-name="T9"><text:tab/></text:span><text:span text:style-name="T16">Exceed vote program.</text:span></text:p>
      <text:p text:style-name="P63">Level</text:p>
      <text:p text:style-name="P18"><text:span text:style-name="T9"><text:tab/></text:span><text:span text:style-name="T23">System goal.</text:span></text:p>
      <text:p text:style-name="P45"><text:span text:style-name="T9">Primary Acto</text:span><text:span text:style-name="T23">r</text:span></text:p>
      <text:p text:style-name="P53"><text:tab/>System</text:p>
      <text:p text:style-name="P63">Stakeholders and their interests</text:p>
      <text:p text:style-name="P18"><text:span text:style-name="T9"><text:tab/></text:span><text:span text:style-name="T28">Admin</text:span><text:span text:style-name="T23"> wants system work reliable.</text:span></text:p>
      <text:p text:style-name="P18"><text:span text:style-name="T23"><text:tab/></text:span><text:span text:style-name="T28">Election Committee</text:span><text:span text:style-name="T23"> wants score calculate be correct.</text:span></text:p>
      <text:p text:style-name="P63">Preconditions</text:p>
      <text:p text:style-name="P18"><text:span text:style-name="T9"><text:tab/></text:span><text:span text:style-name="T23">The system need score from the voter to calculate total score.</text:span></text:p>
      <text:p text:style-name="P63">Main Success Scenario</text:p>
      <text:p text:style-name="P53"/>
      <text:p text:style-name="P18"><text:span text:style-name="T9"><text:tab/></text:span><text:span text:style-name="T23">1. System receive score from the voter.</text:span></text:p>
      <text:p text:style-name="P56"><text:tab/>2. System calculate score to find the total score.</text:p>
      <text:p text:style-name="P20"><text:span text:style-name="T23"><text:tab/>3. System </text:span><text:span text:style-name="T35">sent</text:span><text:span text:style-name="T23"> total score to the server.</text:span></text:p>
      <text:p text:style-name="P56"/>
      <text:p text:style-name="P63">Alternative Flows</text:p>
      <text:p text:style-name="P65"/>
      <text:p text:style-name="P63">Open Issues</text:p>
      <text:p text:style-name="P65"/>
      <text:p text:style-name="P63">Business Rules</text:p>
      <text:p text:style-name="P65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32"><text:span text:style-name="T9">U</text:span><text:span text:style-name="T31">C9</text:span><text:span text:style-name="T9">: </text:span><text:span text:style-name="T31">Register <text:s/>The Program</text:span></text:p>
      <text:p text:style-name="P28"><text:span text:style-name="T31"><text:tab/></text:span><text:span text:style-name="T33">User register the exceed vote program.</text:span></text:p>
      <text:p text:style-name="P64">Scope</text:p>
      <text:p text:style-name="P4"><text:span text:style-name="T9"><text:tab/></text:span><text:span text:style-name="T16">Exceed vote program</text:span></text:p>
      <text:p text:style-name="P64">Level</text:p>
      <text:p text:style-name="P19"><text:span text:style-name="T31"><text:tab/>User</text:span><text:span text:style-name="T9"> goal</text:span></text:p>
      <text:p text:style-name="P64">Primary Actor</text:p>
      <text:p text:style-name="P19"><text:span text:style-name="T9"><text:tab/></text:span><text:span text:style-name="T31">User</text:span></text:p>
      <text:p text:style-name="P64">Stakeholders and their interests</text:p>
      <text:p text:style-name="P29"><text:span text:style-name="T9"><text:tab/></text:span><text:span text:style-name="T31">User</text:span><text:span text:style-name="T32"> wants register is easy and systematic.</text:span></text:p>
      <text:p text:style-name="P29"><text:span text:style-name="T32"><text:tab/></text:span><text:span text:style-name="T31">Admin</text:span><text:span text:style-name="T32"> wants the system work reliable.</text:span></text:p>
      <text:p text:style-name="P64">Preconditions</text:p>
      <text:p text:style-name="P29"><text:span text:style-name="T9"><text:tab/></text:span><text:span text:style-name="T32">User need to use the internet before go the exceed vote program and register.</text:span></text:p>
      <text:p text:style-name="P64">Main Success Scenario</text:p>
      <text:p text:style-name="P61"><text:tab/></text:p>
      <text:p text:style-name="P29"><text:span text:style-name="T9"><text:tab/></text:span><text:span text:style-name="T32">1. User click register on the exceed vote program.</text:span></text:p>
      <text:p text:style-name="P60"><text:tab/>2. User fill the correct data in to the system.</text:p>
      <text:p text:style-name="P60"><text:tab/>3. System receive the data.</text:p>
      <text:p text:style-name="P29"><text:span text:style-name="T32"><text:tab/>4. System feedback </text:span><text:span text:style-name="T34">data to the user.</text:span></text:p>
      <text:p text:style-name="P67"/>
      <text:p text:style-name="P64">Alternative Flows</text:p>
      <text:p text:style-name="P64"><text:tab/></text:p>
      <text:p text:style-name="P64">Open Issues</text:p>
      <text:p text:style-name="P64"/>
      <text:p text:style-name="P64">Business Rules</text:p>
      <text:p text:style-name="P68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0:15:48</meta:creation-date>
    <dc:date>2012-08-31T12:44:33</dc:date>
    <meta:editing-duration>PT47S</meta:editing-duration>
    <meta:editing-cycles>2</meta:editing-cycles>
    <meta:generator>LibreOffice/3.6$MacOSX_x86 LibreOffice_project/932b512-69e3009-7a10e5c-fc86223-a55908</meta:generator>
    <meta:document-statistic meta:table-count="0" meta:image-count="0" meta:object-count="0" meta:page-count="5" meta:paragraph-count="111" meta:word-count="888" meta:character-count="4989" meta:non-whitespace-character-count="4150"/>
  </office:meta>
</office:document-meta>
</file>